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7536e" officeooo:paragraph-rsid="0007536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7536e" officeooo:paragraph-rsid="0007536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3:57:08.605602396</meta:creation-date>
    <dc:date>2023-12-07T14:05:52.455208774</dc:date>
    <meta:editing-duration>PT2M24S</meta:editing-duration>
    <meta:editing-cycles>3</meta:editing-cycles>
    <meta:generator>LibreOffice/7.6.3.1$Linux_X86_64 LibreOffice_project/6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